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4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 Semibold" fo:font-size="28pt" fo:text-shadow="1pt 1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1.27cm" fo:margin-right="0cm" fo:margin-top="0cm" fo:margin-bottom="0cm" fo:text-indent="-1.27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2" style:font-size-asian="28pt" style:font-weight-asian="bold" style:font-name-complex="Segoe UI2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435</text:span></text:p>
            <text:p text:style-name="P1"><text:span text:style-name="T2">“</text:span><text:span text:style-name="T2">Come to Calvary's Holy Mountai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654cm" svg:height="7.62cm" svg:x="1.016cm" svg:y="0.508cm">
          <draw:text-box>
            <text:p text:style-name="P1"><text:span text:style-name="T3">1. </text:span><text:span text:style-name="T4">Come to Calv’ry’s holy mountain,</text:span><text:span text:style-name="T4"><text:line-break/></text:span><text:span text:style-name="T4">Sinners, ruined by the fall;</text:span><text:span text:style-name="T4"><text:line-break/></text:span><text:span text:style-name="T4">Here a pure and healing fountain</text:span><text:span text:style-name="T4"><text:line-break/></text:span><text:span text:style-name="T4">Flows for you, for me, for all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4" draw:layer="layout" svg:width="25.654cm" svg:height="4.572cm" svg:x="1.016cm" svg:y="1.016cm">
          <draw:text-box>
            <text:p text:style-name="P1"><text:span text:style-name="T4">In a full, perpetual tide,</text:span><text:span text:style-name="T4"><text:line-break/></text:span><text:span text:style-name="T4">Opened when our Savior d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3.622cm" svg:height="7.62cm" svg:x="2.286cm" svg:y="0.762cm">
          <draw:text-box>
            <text:p text:style-name="P5"><text:span text:style-name="T5">2. </text:span><text:span text:style-name="T6">Come in poverty and meanness,</text:span><text:span text:style-name="T6"><text:line-break/></text:span><text:span text:style-name="T6">Come defiled, without, within;</text:span><text:span text:style-name="T6"><text:line-break/></text:span><text:span text:style-name="T6">From infection and uncleanness,</text:span><text:span text:style-name="T6"><text:line-break/></text:span><text:span text:style-name="T6">From the leprosy of si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4" draw:layer="layout" svg:width="25.654cm" svg:height="4.557cm" svg:x="1.039cm" svg:y="0.777cm">
          <draw:text-box>
            <text:p text:style-name="P5"><text:span text:style-name="T6">Wash your robes and make them white;</text:span><text:span text:style-name="T6"><text:line-break/></text:span><text:span text:style-name="T6">Ye shall walk with God in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6" draw:text-style-name="P6" draw:layer="layout" svg:width="25.654cm" svg:height="7.112cm" svg:x="1.016cm" svg:y="0.508cm">
          <draw:text-box>
            <text:p text:style-name="P5"><text:span text:style-name="T5">3.</text:span><text:span text:style-name="T5"><text:tab/></text:span><text:span text:style-name="T6">Come in sorrow and contrition,</text:span><text:span text:style-name="T6"><text:line-break/></text:span><text:span text:style-name="T6">Wounded, impotent, and blind;</text:span><text:span text:style-name="T6"><text:line-break/></text:span><text:span text:style-name="T6">Here the guilty, free remission,</text:span><text:span text:style-name="T6"><text:line-break/></text:span><text:span text:style-name="T6">Here the troubled, peace may fi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4" draw:text-style-name="P6" draw:layer="layout" svg:width="25.654cm" svg:height="4.572cm" svg:x="1.016cm" svg:y="0.508cm">
          <draw:text-box>
            <text:p text:style-name="P5"><text:span text:style-name="T6">Health this fountain will restore;</text:span><text:span text:style-name="T6"><text:line-break/></text:span><text:span text:style-name="T6">They that drink shall thirst no 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7" draw:text-style-name="P8" draw:layer="layout" svg:width="25.654cm" svg:height="13.736cm" svg:x="1.016cm" svg:y="0.508cm">
          <draw:text-box>
            <text:p text:style-name="P7"><text:span text:style-name="T5">4. </text:span><text:span text:style-name="T6">They that drink shall live forever;</text:span></text:p>
            <text:p text:style-name="P7"><text:span text:style-name="T6">’</text:span><text:span text:style-name="T6">Tis a soul-renewing flood.</text:span></text:p>
            <text:p text:style-name="P7"><text:span text:style-name="T6">God is faithful; God will never</text:span></text:p>
            <text:p text:style-name="P7"><text:span text:style-name="T6">Break His covenant of bloo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8" draw:text-style-name="P8" draw:layer="layout" svg:width="25.654cm" svg:height="10.922cm" svg:x="1.016cm" svg:y="0.508cm">
          <draw:text-box>
            <text:p text:style-name="P7"><text:span text:style-name="T6">Signed when our Redeemer died,</text:span></text:p>
            <text:p text:style-name="P7"><text:span text:style-name="T6">Sealed when He was glorified.</text:span></text:p>
            <text:p text:style-name="P10"><text:span text:style-name="T7"/></text:p>
            <text:p text:style-name="P10"><text:span text:style-name="T7"/></text:p>
            <text:p text:style-name="P10"><text:span text:style-name="T8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08:54:17.824000000</meta:creation-date>
    <dc:title>Hymn template</dc:title>
    <meta:editing-duration>PT46M18S</meta:editing-duration>
    <meta:editing-cycles>15</meta:editing-cycles>
    <meta:generator>LibreOffice/6.1.5.2$Windows_X86_64 LibreOffice_project/90f8dcf33c87b3705e78202e3df5142b201bd805</meta:generator>
    <meta:initial-creator>Arthur Hoch</meta:initial-creator>
    <dc:date>2019-04-08T16:31:24.145000000</dc:date>
    <meta:document-statistic meta:object-count="157"/>
    <meta:template xlink:type="simple" xlink:actuate="onRequest" xlink:title="Hymn template" xlink:href="../../AppData/Roaming/LibreOffice/4/user/template/Worship%20Templsates/Hymn%20template.otp" meta:date="2015-03-14T08:54:14.843000000"/>
  </office:meta>
</office:document-meta>
</file>